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color="#0084d1"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URK PATENT ve MARKA KURUMU</text:p>
      <text:p text:style-name="P1"/>
      <text:p text:style-name="P2"><text:tab/>Türkiye Cumhuriyeti Sanayi ve Teknoloji Bakanlığı'na bağlı olan kurum sınai mulkiyet haklarının korunmasına ve ticarileşmesine katkı sağlama misyonu ile sınai mülkiyet alanında ulusal ve uluslararası politikalara yön veren bir kurum olma gayesiyle mevcudiyetini sürdüren devlet kurumud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itle" style:family="paragraph" style:parent-style-name="Standard" style:class="chapter">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24S</meta:editing-duration>
    <meta:editing-cycles>3</meta:editing-cycles>
    <meta:generator>OpenOffice/4.1.3$Win32 OpenOffice.org_project/413m1$Build-9783</meta:generator>
    <dc:date>2018-12-02T17:02:53.56</dc:date>
    <meta:document-statistic meta:table-count="0" meta:image-count="0" meta:object-count="0" meta:page-count="1" meta:paragraph-count="2" meta:word-count="41" meta:character-count="316"/>
    <meta:user-defined meta:name="Info 1"/>
    <meta:user-defined meta:name="Info 2"/>
    <meta:user-defined meta:name="Info 3"/>
    <meta:user-defined meta:name="Info 4"/>
  </office:meta>
</office:document-meta>
</file>